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c0c0c0"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svg:stroke-color="#c0c0c0" draw:marker-start="Arrow" draw:marker-start-width="0.3cm" draw:marker-end="Arrow" draw:marker-end-width="0.3cm" draw:fill="solid" draw:fill-color="#e6e6ff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cm" svg:height="14cm" svg:x="1.3cm" svg:y="7.35cm">
          <text:p text:style-name="P1">Intern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6.5cm" svg:height="5cm" svg:x="7.25cm" svg:y="12.35cm">
          <text:p text:style-name="P1">Web cache/filt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" draw:id="id3" draw:layer="layout" svg:width="4.5cm" svg:height="14cm" svg:x="15cm" svg:y="7.35cm">
          <text:p text:style-name="P1">Campus</text:p>
          <text:p text:style-name="P1">Network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draw:type="lines" svg:x1="5.8cm" svg:y1="14.35cm" svg:x2="7.25cm" svg:y2="14.85cm" draw:start-shape="id1" draw:start-glue-point="7" draw:end-shape="id2" svg:d="m5800 14350h502l447 500h501">
          <text:p/>
        </draw:connector>
        <draw:connector draw:style-name="gr2" draw:text-style-name="P1" draw:layer="layout" draw:type="lines" svg:x1="13.75cm" svg:y1="14.85cm" svg:x2="15.45cm" svg:y2="14.35cm" draw:start-shape="id2" draw:start-glue-point="7" draw:end-shape="id3" draw:end-glue-point="6" svg:d="m13750 14850h502l247-500h9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2-04T21:31:05</meta:creation-date>
    <dc:date>2011-12-04T21:44:42</dc:date>
    <meta:editing-duration>PT13M38S</meta:editing-duration>
    <meta:editing-cycles>1</meta:editing-cycles>
    <meta:document-statistic meta:object-count="5"/>
    <meta:generator>LibreOffice/3.3$Unix LibreOffice_project/330m19$Build-401</meta:generator>
  </office:meta>
</office:document-meta>
</file>